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cm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0cm"/>
    </style:style>
    <style:style style:name="gr8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2" draw:id="id2" draw:layer="layout" svg:width="2.5cm" svg:height="1.3cm" svg:x="3.5cm" svg:y="6.5cm">
          <text:p text:style-name="P1"><text:span text:style-name="T1">CONTRATO</text:span></text:p>
          <text:p text:style-name="P1"><text:span text:style-name="T1">PENDIEN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4cm" svg:height="1.9cm" svg:x="8.2cm" svg:y="9.1cm">
          <text:p text:style-name="P1"><text:span text:style-name="T1">¿Firmad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2.2cm" svg:y1="4.3cm" svg:x2="20cm" svg:y2="4.3cm">
          <text:p/>
        </draw:line>
        <draw:frame draw:style-name="gr3" draw:layer="layout" svg:width="16.4cm" svg:height="1.05cm" svg:x="2.4cm" svg:y="1.3cm">
          <draw:text-box>
            <text:p>Gestión de Contratos (3)</text:p>
          </draw:text-box>
        </draw:frame>
        <draw:line draw:style-name="gr2" draw:text-style-name="P1" draw:layer="layout" svg:x1="6.6cm" svg:y1="3.1cm" svg:x2="6.6cm" svg:y2="27.7cm">
          <text:p/>
        </draw:line>
        <draw:frame draw:style-name="gr4" draw:text-style-name="P3" draw:layer="layout" svg:width="3.6cm" svg:height="0.848cm" draw:transform="rotate (1.5700981950941) translate (1.098cm 8.413cm)">
          <draw:text-box>
            <text:p text:style-name="P1"><text:span text:style-name="T2">Emisión</text:span></text:p>
          </draw:text-box>
        </draw:frame>
        <draw:frame draw:style-name="gr4" draw:text-style-name="P4" draw:layer="layout" svg:width="4.901cm" svg:height="0.848cm" draw:transform="rotate (1.5700981950941) translate (1.1cm 22.701cm)">
          <draw:text-box>
            <text:p text:style-name="P1"><text:span text:style-name="T3">Revisión Final</text:span></text:p>
          </draw:text-box>
        </draw:frame>
        <draw:frame draw:style-name="gr4" draw:text-style-name="P4" draw:layer="layout" svg:width="4.102cm" svg:height="1.445cm" draw:transform="rotate (1.5700981950941) translate (1.301cm 26.402cm)">
          <draw:text-box>
            <text:p text:style-name="P1"><text:span text:style-name="T3">Entrega /</text:span></text:p>
            <text:p text:style-name="P1"><text:span text:style-name="T3">Cierre</text:span></text:p>
          </draw:text-box>
        </draw:frame>
        <draw:frame draw:style-name="gr4" draw:text-style-name="P3" draw:layer="layout" svg:width="3.6cm" svg:height="1.445cm" draw:transform="rotate (0.00820304748437335) translate (12.5cm 2.73cm)">
          <draw:text-box>
            <text:p text:style-name="P1"><text:span text:style-name="T2">Asistente Comercial</text:span></text:p>
          </draw:text-box>
        </draw:frame>
        <draw:frame draw:style-name="gr4" draw:text-style-name="P3" draw:layer="layout" svg:width="3.6cm" svg:height="0.848cm" draw:transform="rotate (0.00820304748437335) translate (7.647cm 3.165cm)">
          <draw:text-box>
            <text:p text:style-name="P1"><text:span text:style-name="T2">Gerente</text:span></text:p>
          </draw:text-box>
        </draw:frame>
        <draw:line draw:style-name="gr2" draw:text-style-name="P1" draw:layer="layout" svg:x1="12.5cm" svg:y1="3.1cm" svg:x2="12.5cm" svg:y2="27.7cm">
          <text:p/>
        </draw:line>
        <draw:line draw:style-name="gr2" draw:text-style-name="P1" draw:layer="layout" svg:x1="16.2cm" svg:y1="3.1cm" svg:x2="16.2cm" svg:y2="27.7cm">
          <text:p/>
        </draw:line>
        <draw:line draw:style-name="gr2" draw:text-style-name="P1" draw:layer="layout" svg:x1="2.6cm" svg:y1="3.1cm" svg:x2="2.6cm" svg:y2="27.7cm">
          <text:p/>
        </draw:line>
        <draw:custom-shape draw:style-name="gr1" draw:text-style-name="P5" xml:id="id1" draw:id="id1" draw:layer="layout" svg:width="0.7cm" svg:height="0.7cm" svg:x="4.4cm" svg:y="4.6cm">
          <text:p text:style-name="P1"><text:span text:style-name="T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4.75cm" svg:y1="5.3cm" svg:x2="4.75cm" svg:y2="6.5cm" draw:start-shape="id1" draw:start-glue-point="8" draw:end-shape="id2" draw:end-glue-point="0" svg:d="M4750 5300v1200" svg:viewBox="0 0 1 1201">
          <text:p/>
        </draw:connector>
        <draw:frame draw:style-name="gr4" draw:text-style-name="P3" draw:layer="layout" svg:width="4.014cm" svg:height="0.848cm" draw:transform="rotate (1.5700981950941) translate (1.098cm 13.113cm)">
          <draw:text-box>
            <text:p text:style-name="P1"><text:span text:style-name="T3">Legalización</text:span></text:p>
          </draw:text-box>
        </draw:frame>
        <draw:frame draw:style-name="gr4" draw:text-style-name="P3" draw:layer="layout" svg:width="3.6cm" svg:height="1.445cm" draw:transform="rotate (0.00820304748437335) translate (2.82cm 2.806cm)">
          <draw:text-box>
            <text:p text:style-name="P1"><text:span text:style-name="T2">Ejecutiva de</text:span></text:p>
            <text:p text:style-name="P1"><text:span text:style-name="T2">Emisiones</text:span></text:p>
          </draw:text-box>
        </draw:frame>
        <draw:connector draw:style-name="gr5" draw:text-style-name="P2" draw:layer="layout" svg:x1="9.4cm" svg:y1="9.1cm" svg:x2="5.1cm" svg:y2="4.95cm" draw:start-shape="id3" draw:start-glue-point="4" draw:end-shape="id1" draw:end-glue-point="10" svg:d="M9400 9100v-4150h-4300" svg:viewBox="0 0 4301 4151">
          <text:p/>
        </draw:connector>
        <draw:frame draw:style-name="gr6" draw:text-style-name="P6" draw:layer="layout" svg:width="0.832cm" svg:height="0.649cm" svg:x="9.301cm" svg:y="11.101cm">
          <draw:text-box>
            <text:p><text:span text:style-name="T1">SI</text:span></text:p>
          </draw:text-box>
        </draw:frame>
        <draw:frame draw:style-name="gr7" draw:text-style-name="P6" draw:layer="layout" svg:width="1.031cm" svg:height="0.65cm" svg:x="8.501cm" svg:y="8.7cm">
          <draw:text-box>
            <text:p><text:span text:style-name="T1">NO</text:span></text:p>
          </draw:text-box>
        </draw:frame>
        <draw:line draw:style-name="gr2" draw:text-style-name="P1" draw:layer="layout" svg:x1="2.2cm" svg:y1="8.7cm" svg:x2="20cm" svg:y2="8.7cm">
          <text:p/>
        </draw:line>
        <draw:line draw:style-name="gr2" draw:text-style-name="P1" draw:layer="layout" svg:x1="2.2cm" svg:y1="13.6cm" svg:x2="20cm" svg:y2="13.6cm">
          <text:p/>
        </draw:line>
        <draw:line draw:style-name="gr2" draw:text-style-name="P1" draw:layer="layout" svg:x1="2.2cm" svg:y1="17.9cm" svg:x2="20cm" svg:y2="17.9cm">
          <text:p/>
        </draw:line>
        <draw:line draw:style-name="gr2" draw:text-style-name="P1" draw:layer="layout" svg:x1="2.2cm" svg:y1="22.3cm" svg:x2="20cm" svg:y2="22.3cm">
          <text:p/>
        </draw:line>
        <draw:line draw:style-name="gr2" draw:text-style-name="P1" draw:layer="layout" svg:x1="2.2cm" svg:y1="26.5cm" svg:x2="20cm" svg:y2="26.5cm">
          <text:p/>
        </draw:line>
        <draw:frame draw:style-name="gr4" draw:text-style-name="P3" draw:layer="layout" svg:width="3.614cm" svg:height="0.848cm" draw:transform="rotate (1.5700981950941) translate (1.099cm 17.614cm)">
          <draw:text-box>
            <text:p text:style-name="P1"><text:span text:style-name="T3">Preparación</text:span></text:p>
          </draw:text-box>
        </draw:frame>
        <draw:frame draw:style-name="gr4" draw:text-style-name="P3" draw:layer="layout" svg:width="3.148cm" svg:height="1.445cm" draw:transform="rotate (0.00820304748437335) translate (16.4cm 2.752cm)">
          <draw:text-box>
            <text:p text:style-name="P1"><text:span text:style-name="T2">Supervisor <text:s/>Comercial</text:span></text:p>
          </draw:text-box>
        </draw:frame>
        <draw:custom-shape draw:style-name="gr8" draw:text-style-name="P1" xml:id="id4" draw:id="id4" draw:layer="layout" svg:width="2.6cm" svg:height="1cm" svg:x="3.5cm" svg:y="13.9cm">
          <text:p text:style-name="P1"><text:span text:style-name="T1">CONTRATO</text:span></text:p>
          <text:p text:style-name="P1"><text:span text:style-name="T1">EFECTIVO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9.4cm" svg:y1="11cm" svg:x2="6.1cm" svg:y2="14.4cm" draw:start-shape="id3" draw:start-glue-point="6" draw:end-shape="id4" draw:end-glue-point="1" svg:d="M9400 11000v3400h-3300" svg:viewBox="0 0 3301 3401">
          <text:p/>
        </draw:connector>
        <draw:connector draw:style-name="gr5" draw:text-style-name="P1" draw:layer="layout" svg:x1="4.75cm" svg:y1="7.8cm" svg:x2="8.2cm" svg:y2="10.05cm" draw:start-shape="id2" draw:start-glue-point="2" draw:end-shape="id3" draw:end-glue-point="5" svg:d="M4750 7800v2250h3450" svg:viewBox="0 0 3451 2251">
          <text:p/>
        </draw:connector>
        <draw:custom-shape draw:style-name="gr1" draw:text-style-name="P2" xml:id="id5" draw:id="id5" draw:layer="layout" svg:width="2.4cm" svg:height="1.9cm" svg:x="3.601cm" svg:y="15.901cm">
          <text:p text:style-name="P1"><text:span text:style-name="T1">¿KIT </text:span></text:p>
          <text:p text:style-name="P1"><text:span text:style-name="T1">Complet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4.8cm" svg:y1="14.9cm" svg:x2="4.801cm" svg:y2="15.901cm" draw:start-shape="id4" draw:start-glue-point="2" draw:end-shape="id5" draw:end-glue-point="4" svg:d="M4800 14900v501h1v500" svg:viewBox="0 0 2 1002">
          <text:p/>
        </draw:connector>
        <draw:connector draw:style-name="gr5" draw:text-style-name="P1" draw:layer="layout" draw:line-skew="-0.199cm" svg:x1="3.601cm" svg:y1="16.851cm" svg:x2="3.5cm" svg:y2="14.4cm" draw:start-shape="id5" draw:start-glue-point="5" draw:end-shape="id4" svg:d="M3601 16851h-801v-2451h700" svg:viewBox="0 0 802 2452">
          <text:p/>
        </draw:connector>
        <draw:frame draw:style-name="gr7" draw:text-style-name="P6" draw:layer="layout" svg:width="1.031cm" svg:height="0.65cm" svg:x="2.702cm" svg:y="16.3cm">
          <draw:text-box>
            <text:p><text:span text:style-name="T1">NO</text:span></text:p>
          </draw:text-box>
        </draw:frame>
        <draw:custom-shape draw:style-name="gr8" draw:text-style-name="P1" xml:id="id6" draw:id="id6" draw:layer="layout" svg:width="2.6cm" svg:height="1.1cm" draw:transform="skewX (-0.00523598775598299) translate (13.1cm 18.3cm)">
          <text:p text:style-name="P1"><text:span text:style-name="T1">CONTRATO</text:span></text:p>
          <text:p text:style-name="P1"><text:span text:style-name="T1">EFECTIVO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6.001cm" svg:y1="16.851cm" svg:x2="14.4cm" svg:y2="18.3cm" draw:start-shape="id5" draw:start-glue-point="7" draw:end-shape="id6" draw:end-glue-point="0" svg:d="M6001 16851h8399v1449" svg:viewBox="0 0 8400 1450">
          <text:p/>
        </draw:connector>
        <draw:frame draw:style-name="gr6" draw:text-style-name="P6" draw:layer="layout" svg:width="0.832cm" svg:height="0.649cm" svg:x="5.901cm" svg:y="16.302cm">
          <draw:text-box>
            <text:p><text:span text:style-name="T1">SI</text:span></text:p>
          </draw:text-box>
        </draw:frame>
        <draw:custom-shape draw:style-name="gr1" draw:text-style-name="P2" xml:id="id7" draw:id="id7" draw:layer="layout" svg:width="2.4cm" svg:height="1.9cm" svg:x="13.2cm" svg:y="20cm">
          <text:p text:style-name="P1"><text:span text:style-name="T1">¿Etiquetad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4.406cm" svg:y1="19.4cm" svg:x2="14.4cm" svg:y2="20cm" draw:start-shape="id6" draw:start-glue-point="2" draw:end-shape="id7" draw:end-glue-point="4" svg:d="M14406 19400v300h-6v300" svg:viewBox="0 0 7 601">
          <text:p/>
        </draw:connector>
        <draw:connector draw:style-name="gr5" draw:text-style-name="P1" draw:layer="layout" draw:line-skew="-0.499cm" svg:x1="13.2cm" svg:y1="20.95cm" svg:x2="13.103cm" svg:y2="18.85cm" draw:start-shape="id7" draw:start-glue-point="5" draw:end-shape="id6" draw:end-glue-point="3" svg:d="M13200 20950h-1100v-2100h1003" svg:viewBox="0 0 1101 2101">
          <text:p/>
        </draw:connector>
        <draw:frame draw:style-name="gr6" draw:text-style-name="P6" draw:layer="layout" svg:width="0.832cm" svg:height="0.649cm" svg:x="15.501cm" svg:y="20.903cm">
          <draw:text-box>
            <text:p><text:span text:style-name="T1">SI</text:span></text:p>
          </draw:text-box>
        </draw:frame>
        <draw:frame draw:style-name="gr7" draw:text-style-name="P6" draw:layer="layout" svg:width="1.031cm" svg:height="0.65cm" svg:x="12.303cm" svg:y="20.9cm">
          <draw:text-box>
            <text:p><text:span text:style-name="T1">NO</text:span></text:p>
          </draw:text-box>
        </draw:frame>
        <draw:custom-shape draw:style-name="gr8" draw:text-style-name="P1" xml:id="id8" draw:id="id8" draw:layer="layout" svg:width="2.6cm" svg:height="1.1cm" draw:transform="skewX (-0.00523598775598299) translate (16.7cm 22.9cm)">
          <text:p text:style-name="P1"><text:span text:style-name="T1">CONTRATO</text:span></text:p>
          <text:p text:style-name="P1"><text:span text:style-name="T1">EFECTIVO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5.6cm" svg:y1="20.95cm" svg:x2="18cm" svg:y2="22.9cm" draw:start-shape="id7" draw:start-glue-point="7" draw:end-shape="id8" draw:end-glue-point="0" svg:d="M15600 20950h2400v1950" svg:viewBox="0 0 2401 1951">
          <text:p/>
        </draw:connector>
        <draw:custom-shape draw:style-name="gr1" draw:text-style-name="P2" xml:id="id9" draw:id="id9" draw:layer="layout" svg:width="2.4cm" svg:height="1.401cm" svg:x="16.801cm" svg:y="24.9cm">
          <text:p text:style-name="P1"><text:span text:style-name="T1">¿Entregad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line-skew="-0.399cm" svg:x1="16.801cm" svg:y1="25.601cm" svg:x2="16.703cm" svg:y2="23.45cm" draw:start-shape="id9" draw:start-glue-point="5" draw:end-shape="id8" draw:end-glue-point="3" svg:d="M16801 25601h-1001v-2151h903" svg:viewBox="0 0 1002 2152">
          <text:p/>
        </draw:connector>
        <draw:connector draw:style-name="gr5" draw:text-style-name="P1" draw:layer="layout" draw:type="line" svg:x1="18.006cm" svg:y1="24cm" svg:x2="18.001cm" svg:y2="24.9cm" draw:start-shape="id8" draw:start-glue-point="2" draw:end-shape="id9" draw:end-glue-point="4" svg:d="M18006 24000l-5 900" svg:viewBox="0 0 6 901">
          <text:p/>
        </draw:connector>
        <draw:frame draw:style-name="gr7" draw:text-style-name="P6" draw:layer="layout" svg:width="1.031cm" svg:height="0.65cm" svg:x="16.104cm" svg:y="25cm">
          <draw:text-box>
            <text:p><text:span text:style-name="T1">NO</text:span></text:p>
          </draw:text-box>
        </draw:frame>
        <draw:custom-shape draw:style-name="gr1" draw:text-style-name="P5" xml:id="id10" draw:id="id10" draw:layer="layout" svg:width="2.9cm" svg:height="0.7cm" svg:x="16.601cm" svg:y="27.101cm">
          <text:p text:style-name="P1"><text:span text:style-name="T4">f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8.001cm" svg:y1="26.301cm" svg:x2="18.051cm" svg:y2="27.101cm" draw:start-shape="id9" draw:start-glue-point="6" draw:end-shape="id10" draw:end-glue-point="4" svg:d="M18001 26301l50 800" svg:viewBox="0 0 51 801">
          <text:p/>
        </draw:connector>
        <draw:frame draw:style-name="gr6" draw:text-style-name="P6" draw:layer="layout" svg:width="0.832cm" svg:height="0.649cm" svg:x="18.001cm" svg:y="26.004cm">
          <draw:text-box>
            <text:p><text:span text:style-name="T1">S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C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ímbolos_20_de_20_numeración" style:display-name="Símbolos de numeración" style:family="graphic">
      <style:paragraph-properties style:text-autospace="none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Pi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9T11:40:40.367551935</meta:creation-date>
    <dc:date>2015-07-02T10:40:20.918988942</dc:date>
    <meta:editing-duration>PT2H7M58S</meta:editing-duration>
    <meta:editing-cycles>15</meta:editing-cycles>
    <meta:generator>LibreOffice/4.2.8.2$Linux_X86_64 LibreOffice_project/420m0$Build-2</meta:generator>
    <meta:document-statistic meta:object-count="51"/>
  </office:meta>
</office:document-meta>
</file>